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b34e" officeooo:paragraph-rsid="0019b34e"/>
    </style:style>
    <style:style style:name="P2" style:family="paragraph" style:parent-style-name="Standard">
      <style:text-properties officeooo:rsid="0019b34e" officeooo:paragraph-rsid="001a5193"/>
    </style:style>
    <style:style style:name="P3" style:family="paragraph" style:parent-style-name="Standard">
      <style:text-properties officeooo:rsid="0019b34e" officeooo:paragraph-rsid="001d48ef"/>
    </style:style>
    <style:style style:name="P4" style:family="paragraph" style:parent-style-name="Standard">
      <style:text-properties officeooo:rsid="0019b34e" officeooo:paragraph-rsid="001dbb9f"/>
    </style:style>
    <style:style style:name="P5" style:family="paragraph" style:parent-style-name="Standard">
      <style:text-properties fo:font-size="18pt" style:text-underline-style="solid" style:text-underline-width="auto" style:text-underline-color="font-color" officeooo:rsid="0019b34e" officeooo:paragraph-rsid="0019b34e" style:font-size-asian="18pt" style:font-size-complex="18pt"/>
    </style:style>
    <style:style style:name="P6" style:family="paragraph" style:parent-style-name="Standard">
      <style:text-properties fo:font-size="14pt" officeooo:rsid="0019b34e" officeooo:paragraph-rsid="0019b34e" style:font-size-asian="14pt" style:font-size-complex="14pt"/>
    </style:style>
    <style:style style:name="P7" style:family="paragraph" style:parent-style-name="Standard">
      <style:text-properties fo:font-size="14pt" fo:font-weight="bold" officeooo:rsid="0019b34e" officeooo:paragraph-rsid="0019b34e" style:font-size-asian="14pt" style:font-weight-asian="bold" style:font-size-complex="14pt" style:font-weight-complex="bold"/>
    </style:style>
    <style:style style:name="P8" style:family="paragraph" style:parent-style-name="Standard">
      <style:text-properties officeooo:rsid="001c4366" officeooo:paragraph-rsid="001a5193"/>
    </style:style>
    <style:style style:name="P9" style:family="paragraph" style:parent-style-name="Standard">
      <style:text-properties officeooo:rsid="0019b34e" officeooo:paragraph-rsid="001f784c"/>
    </style:style>
    <style:style style:name="P10" style:family="paragraph" style:parent-style-name="Standard">
      <style:text-properties officeooo:rsid="0019b34e" officeooo:paragraph-rsid="00220f77"/>
    </style:style>
    <style:style style:name="T1" style:family="text">
      <style:text-properties officeooo:rsid="0028c2e1"/>
    </style:style>
    <style:style style:name="T2" style:family="text">
      <style:text-properties fo:font-style="italic" style:font-style-asian="italic" style:font-style-complex="italic"/>
    </style:style>
    <style:style style:name="T3" style:family="text">
      <style:text-properties fo:font-style="italic" officeooo:rsid="001a5193" style:font-style-asian="italic" style:font-style-complex="italic"/>
    </style:style>
    <style:style style:name="T4" style:family="text">
      <style:text-properties fo:font-style="italic" officeooo:rsid="00220f77" style:font-style-asian="italic" style:font-style-complex="italic"/>
    </style:style>
    <style:style style:name="T5" style:family="text">
      <style:text-properties fo:font-style="italic" officeooo:rsid="001dbb9f" style:font-style-asian="italic" style:font-style-complex="italic"/>
    </style:style>
    <style:style style:name="T6" style:family="text">
      <style:text-properties fo:font-style="italic" officeooo:rsid="001d48ef" style:font-style-asian="italic" style:font-style-complex="italic"/>
    </style:style>
    <style:style style:name="T7" style:family="text">
      <style:text-properties fo:font-style="italic" officeooo:rsid="001ba274" style:font-style-asian="italic" style:font-style-complex="italic"/>
    </style:style>
    <style:style style:name="T8" style:family="text">
      <style:text-properties officeooo:rsid="001a5193"/>
    </style:style>
    <style:style style:name="T9" style:family="text">
      <style:text-properties officeooo:rsid="001ba274"/>
    </style:style>
    <style:style style:name="T10" style:family="text">
      <style:text-properties officeooo:rsid="001d48ef"/>
    </style:style>
    <style:style style:name="T11" style:family="text">
      <style:text-properties officeooo:rsid="001dbb9f"/>
    </style:style>
    <style:style style:name="T12" style:family="text">
      <style:text-properties fo:color="#355269" loext:opacity="100%"/>
    </style:style>
    <style:style style:name="T13" style:family="text">
      <style:text-properties fo:color="#355269" loext:opacity="100%" officeooo:rsid="00220f77"/>
    </style:style>
    <style:style style:name="T14" style:family="text">
      <style:text-properties officeooo:rsid="001f784c"/>
    </style:style>
    <style:style style:name="T15" style:family="text">
      <style:text-properties fo:color="#000000" loext:opacity="100%" fo:font-size="12pt" fo:font-style="normal" officeooo:rsid="0005e940" style:font-size-asian="10.5pt" style:font-style-asian="normal" style:font-size-complex="12pt" style:font-style-complex="normal"/>
    </style:style>
    <style:style style:name="T16" style:family="text">
      <style:text-properties fo:color="#000000" loext:opacity="100%" fo:font-size="12pt" fo:font-style="normal" officeooo:rsid="000a8b9b" style:font-size-asian="10.5pt" style:font-style-asian="normal" style:font-size-complex="12pt" style:font-style-complex="normal"/>
    </style:style>
    <style:style style:name="T17" style:family="text">
      <style:text-properties fo:color="#000000" loext:opacity="100%" fo:font-size="12pt" fo:font-style="normal" officeooo:rsid="001f784c" style:font-size-asian="10.5pt" style:font-style-asian="normal" style:font-size-complex="12pt" style:font-style-complex="normal"/>
    </style:style>
    <style:style style:name="T18" style:family="text">
      <style:text-properties fo:color="#000000" loext:opacity="100%" fo:font-size="12pt" fo:font-style="normal" officeooo:rsid="000a8b9b" style:font-size-asian="12pt" style:font-style-asian="normal" style:font-size-complex="12pt" style:font-style-complex="normal"/>
    </style:style>
    <style:style style:name="T19" style:family="text">
      <style:text-properties fo:color="#000000" loext:opacity="100%" fo:font-size="12pt" fo:font-style="italic" officeooo:rsid="000a8b9b" style:font-size-asian="10.5pt" style:font-style-asian="italic" style:font-size-complex="12pt" style:font-style-complex="italic"/>
    </style:style>
    <style:style style:name="T20" style:family="text">
      <style:text-properties fo:color="#000000" loext:opacity="100%" fo:font-size="12pt" fo:font-style="italic" officeooo:rsid="0005e940" style:font-size-asian="10.5pt" style:font-style-asian="italic" style:font-size-complex="12pt" style:font-style-complex="italic"/>
    </style:style>
    <style:style style:name="T21" style:family="text">
      <style:text-properties fo:color="#000000" loext:opacity="100%" fo:font-size="12pt" fo:font-style="italic" officeooo:rsid="001f784c" style:font-size-asian="10.5pt" style:font-style-asian="italic" style:font-size-complex="12pt" style:font-style-complex="italic"/>
    </style:style>
    <style:style style:name="T22" style:family="text">
      <style:text-properties fo:color="#000000" loext:opacity="100%" fo:font-size="12pt" fo:font-style="italic" officeooo:rsid="000a8b9b" style:font-size-asian="12pt" style:font-style-asian="italic" style:font-size-complex="12pt" style:font-style-complex="italic"/>
    </style:style>
    <style:style style:name="T23" style:family="text">
      <style:text-properties fo:color="#000000" loext:opacity="100%" fo:font-size="12pt" fo:font-style="italic" officeooo:rsid="001f784c" style:font-size-asian="12pt" style:font-style-asian="italic" style:font-size-complex="12pt" style:font-style-complex="italic"/>
    </style:style>
    <style:style style:name="T24" style:family="text">
      <style:text-properties fo:font-style="normal" officeooo:rsid="00220f77" style:font-style-asian="normal" style:font-style-complex="normal"/>
    </style:style>
    <style:style style:name="T25" style:family="text">
      <style:text-properties officeooo:rsid="00220f77"/>
    </style:style>
    <style:style style:name="T26" style:family="text">
      <style:text-properties fo:color="#1e6a39" loext:opacity="100%"/>
    </style:style>
    <style:style style:name="T27" style:family="text">
      <style:text-properties fo:color="#1e6a39" loext:opacity="100%" officeooo:rsid="001d48ef"/>
    </style:style>
    <style:style style:name="T28" style:family="text">
      <style:text-properties fo:color="#55215b" loext:opacity="100%"/>
    </style:style>
    <style:style style:name="T29" style:family="text">
      <style:text-properties fo:color="#55215b" loext:opacity="100%" officeooo:rsid="001d48ef"/>
    </style:style>
    <style:style style:name="T30" style:family="text">
      <style:text-properties fo:color="#55215b" loext:opacity="100%" officeooo:rsid="00220f77"/>
    </style:style>
    <style:style style:name="T31" style:family="text">
      <style:text-properties fo:color="#c9211e" loext:opacity="100%"/>
    </style:style>
    <style:style style:name="T32" style:family="text">
      <style:text-properties officeooo:rsid="0022a7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Étape 3:</text:p>
      <text:p text:style-name="P1"/>
      <text:p text:style-name="P7"><text:span text:style-name="T32">Le </text:span>modèle:</text:p>
      <text:p text:style-name="P1"/>
      <text:p text:style-name="P6"><text:span text:style-name="T12">ModeleTetris</text:span>:</text:p>
      <text:p text:style-name="P1"/>
      <text:p text:style-name="P1"><text:span text:style-name="T2">est_ligne_complete</text:span>: <text:span text:style-name="T25">C</text:span><text:span text:style-name="T8">ette méthode vérifie si la ligne dont le numéro est en paramètre est complète, pour cela pour chaque case de la ligne elle regarde si elle est occupé en appelant la méthode </text:span><text:span text:style-name="T3">est_occupe</text:span><text:span text:style-name="T8"> sur </text:span><text:span text:style-name="T3">self </text:span><text:span text:style-name="T8">avec en paramètre le numéro de la ligne </text:span><text:span text:style-name="T3">lig</text:span><text:span text:style-name="T8"> et le numéro de la case </text:span><text:span text:style-name="T3">i</text:span><text:span text:style-name="T8"> si cette méthode retourne </text:span><text:span text:style-name="T3">False</text:span><text:span text:style-name="T8"> alors </text:span><text:span text:style-name="T3">est_ligne_complete</text:span><text:span text:style-name="T8"> retourne </text:span><text:span text:style-name="T3">False</text:span><text:span text:style-name="T8"> sinon une fois toute les cases vérifié elle retourne </text:span><text:span text:style-name="T3">True</text:span><text:span text:style-name="T8">.</text:span></text:p>
      <text:p text:style-name="P1"/>
      <text:p text:style-name="P2"><text:span text:style-name="T2">supprime_ligne</text:span>: <text:span text:style-name="T8">Cette méthode supprime la ligne dont le numéro est en paramètre. Pour cela à chaque colonne elle regarde toute les case en commençant par la case de la ligne en paramètre puis en remontant jusque la première ligne de la base, pour cela j’ai utilisé le </text:span><text:span text:style-name="T3">for _ in range</text:span><text:span text:style-name="T8"> avec 3 paramètre le numéro de la ligne à supprimer, le numéro de ligne du début de la base contenue dans la variable </text:span><text:span text:style-name="T3">__base</text:span><text:span text:style-name="T8"> de </text:span><text:span text:style-name="T3">self</text:span><text:span text:style-name="T8">, et </text:span><text:span text:style-name="T3">-1</text:span><text:span text:style-name="T8">, pour chaque case elle lui assigne l</text:span><text:span text:style-name="T25">a</text:span><text:span text:style-name="T8"> valeur de la case au dessus sauf pour les cases de la ligne </text:span><text:span text:style-name="T3">self.__base</text:span><text:span text:style-name="T8"> au quelle elle assigne</text:span><text:span text:style-name="T3"> -1</text:span><text:span text:style-name="T8">.</text:span></text:p>
      <text:p text:style-name="P1"/>
      <text:p text:style-name="P1"><text:span text:style-name="T2">supprime_ligne_complete</text:span>: <text:span text:style-name="T9">Cette méthode vérifie pour chaque ligne qui ne sont pas dans la base si elle est complète avec la méthode </text:span><text:span text:style-name="T7">est_ligne_complete</text:span><text:span text:style-name="T9"> si elle l’est alors elle appelle </text:span><text:span text:style-name="T7">supprime_ligne</text:span><text:span text:style-name="T9"> pour la retirer si elle ne l’est pas alors elle passe à la suivante.</text:span></text:p>
      <text:p text:style-name="P1"/>
      <text:p text:style-name="P1"><text:span text:style-name="T2">get_score</text:span>: <text:span text:style-name="T10">Cette méthode retourne la variable </text:span><text:span text:style-name="T6">__score</text:span><text:span text:style-name="T10"> de </text:span><text:span text:style-name="T6">self</text:span><text:span text:style-name="T10"> contenant le score du joueur.</text:span></text:p>
      <text:p text:style-name="P1"/>
      <text:p text:style-name="P3"><text:span text:style-name="T2">get_coords_suivante</text:span>: <text:span text:style-name="T10">Cette méthode retourne les coordonnées relatives de la forme suivante donné en utilisant la méthode </text:span><text:span text:style-name="T6">get_coords_relatives</text:span><text:span text:style-name="T10"> de la classe </text:span><text:span text:style-name="T27">Forme</text:span><text:span text:style-name="T10"> sur la variable </text:span><text:span text:style-name="T6">__suivant</text:span><text:span text:style-name="T10"> de </text:span><text:span text:style-name="T6">self</text:span><text:span text:style-name="T10">.</text:span></text:p>
      <text:p text:style-name="P1"/>
      <text:p text:style-name="P3"><text:span text:style-name="T2">get_couleur_suivante</text:span>: <text:span text:style-name="T10">Cette méthode retourne la couleur de la forme suivante donné en utilisant la méthode</text:span><text:span text:style-name="T6"> get_couleur</text:span><text:span text:style-name="T10"> de la classe </text:span><text:span text:style-name="T27">Forme</text:span><text:span text:style-name="T10"> sur la variable </text:span><text:span text:style-name="T6">__suivant</text:span><text:span text:style-name="T10"> de </text:span><text:span text:style-name="T6">self</text:span><text:span text:style-name="T10">.</text:span></text:p>
      <text:p text:style-name="P1"/>
      <text:p text:style-name="P6"><text:span text:style-name="T26">Forme</text:span>:</text:p>
      <text:p text:style-name="P1"/>
      <text:p text:style-name="P1"><text:span text:style-name="T2">get_coords_relatives</text:span>: <text:span text:style-name="T10">Cette méthode retourne les coordonnés relatives de </text:span><text:span text:style-name="T6">self</text:span><text:span text:style-name="T10"> contenue dans la variable </text:span><text:span text:style-name="T6">__forme</text:span><text:span text:style-name="T10">.</text:span></text:p>
      <text:p text:style-name="P1"/>
      <text:p text:style-name="P7"><text:span text:style-name="T32">La </text:span>vue:</text:p>
      <text:p text:style-name="P1"/>
      <text:p text:style-name="P8"><text:span text:style-name="T1">J</text:span>’y ai définie une constante <text:span text:style-name="T3">SUIVANT</text:span> <text:span text:style-name="T8">à 6</text:span>.</text:p>
      <text:p text:style-name="P1"/>
      <text:p text:style-name="P6"><text:span text:style-name="T28">VueTetris</text:span>:</text:p>
      <text:p text:style-name="P1"/>
      <text:p text:style-name="P4"><text:span text:style-name="T2">__init__</text:span>: <text:span text:style-name="T10">De plus de se qu’il fessait déjà le constructeur de </text:span><text:span text:style-name="T29">VueTetris</text:span><text:span text:style-name="T10"> crée 3 variables de plus </text:span><text:span text:style-name="T6">__can_fsuivante, __les_suivant, __lbl_score</text:span><text:span text:style-name="T10"> contenant respectivement un </text:span><text:span text:style-name="T6">canvas</text:span><text:span text:style-name="T10"> de dimension </text:span><text:span text:style-name="T6">(DIM*SUIVANT)*(DIM*SUIVANT)</text:span><text:span text:style-name="T10">; une matrice de dimension </text:span><text:span text:style-name="T6">SUIVANT*SUIVANT</text:span><text:span text:style-name="T10"> dont les valeurs sont des instance </text:span><text:span text:style-name="T6">create_rectangle</text:span><text:span text:style-name="T10">, de la classe </text:span><text:span text:style-name="T6">Canvas</text:span><text:span text:style-name="T10">, de dimension </text:span><text:span text:style-name="T6">DIM*DIM</text:span><text:span text:style-name="T10"> et de couleur </text:span><text:span text:style-name="T6">COULEURS[-1]</text:span><text:span text:style-name="T10">; une instance </text:span><text:span text:style-name="T6">Label</text:span><text:span text:style-name="T10"> avec comme texte </text:span><text:span text:style-name="T6">Score :</text:span><text:span text:style-name="T10"> le score du joueur.</text:span></text:p>
      <text:p text:style-name="P1"/>
      <text:p text:style-name="P4"><text:span text:style-name="T2">met_a_jour_score</text:span>: <text:span text:style-name="T11">Change le texte de </text:span><text:span text:style-name="T5">__ lbl_score</text:span><text:span text:style-name="T11"> avec la valeur en paramètre comme nouveau score du joueur.</text:span></text:p>
      <text:p text:style-name="P1"/>
      <text:p text:style-name="P9"><text:soft-page-break/><text:span text:style-name="T2">dessinne_case_suivante</text:span>: <text:span text:style-name="T16">Cette méthode prend en paramètre </text:span><text:span text:style-name="T19">i</text:span><text:span text:style-name="T16">, </text:span><text:span text:style-name="T19">j</text:span><text:span text:style-name="T16"> et </text:span><text:span text:style-name="T19">col</text:span><text:span text:style-name="T16"> et colore la case de coordonnée </text:span><text:span text:style-name="T19">i</text:span><text:span text:style-name="T16">,</text:span><text:span text:style-name="T19">j</text:span><text:span text:style-name="T16"> </text:span><text:span text:style-name="T17">de la variable </text:span><text:span text:style-name="T21">__can_fsuivante</text:span><text:span text:style-name="T17"> de </text:span><text:span text:style-name="T21">self</text:span><text:span text:style-name="T16"> avec la couleur à l’indice </text:span><text:span text:style-name="T19">col</text:span><text:span text:style-name="T16"> de la variable </text:span><text:span text:style-name="T19">COULEURS</text:span><text:span text:style-name="T16"> avec la méthode </text:span><text:span text:style-name="T19">itemconfigure</text:span><text:span text:style-name="T16"> de la classe </text:span><text:span text:style-name="T19">Canvas.</text:span></text:p>
      <text:p text:style-name="P1"/>
      <text:p text:style-name="P9"><text:span text:style-name="T2">nettoie_forme_suivante</text:span>: <text:span text:style-name="T14">Cette méthode remet à zéro la vari</text:span><text:span text:style-name="T17">able </text:span><text:span text:style-name="T21">__can_fsuivante</text:span><text:span text:style-name="T17"> de </text:span><text:span text:style-name="T21">self</text:span><text:span text:style-name="T17">, pour cela pour chaque case </text:span><text:span text:style-name="T16">elle appelle la méthode </text:span><text:span text:style-name="T20">dessine_case</text:span><text:span text:style-name="T21">_suivante</text:span><text:span text:style-name="T15"> </text:span><text:span text:style-name="T16">avec </text:span><text:span text:style-name="T18">ces coordonnées et </text:span><text:span text:style-name="T22">-</text:span><text:span text:style-name="T23">1</text:span><text:span text:style-name="T18"> en paramètres.</text:span></text:p>
      <text:p text:style-name="P1"/>
      <text:p text:style-name="P9"><text:span text:style-name="T2">dessine_forme_suivante</text:span>: <text:span text:style-name="T16">Cette méthode prend en paramètre </text:span><text:span text:style-name="T19">coord</text:span><text:span text:style-name="T16"> et </text:span><text:span text:style-name="T19">couleur</text:span><text:span text:style-name="T16"> et remplit de la couleur </text:span><text:span text:style-name="T19">couleur</text:span><text:span text:style-name="T16"> les cases dont les coordonnées sont données dans </text:span><text:span text:style-name="T19">coord</text:span><text:span text:style-name="T16"> </text:span><text:span text:style-name="T17">de la variable </text:span><text:span text:style-name="T21">__can_fsuivante</text:span><text:span text:style-name="T17"> de </text:span><text:span text:style-name="T21">self</text:span><text:span text:style-name="T16">, pour cela pour chaque coordonnée en paramètre elle appelle la méthode </text:span><text:span text:style-name="T20">dessine_case</text:span><text:span text:style-name="T21">_suivante</text:span><text:span text:style-name="T15"> </text:span><text:span text:style-name="T16">avec </text:span><text:span text:style-name="T18">ces coordonnées et </text:span><text:span text:style-name="T22">couleur</text:span><text:span text:style-name="T18"> en paramètres.</text:span></text:p>
      <text:p text:style-name="P1"/>
      <text:p text:style-name="P7"><text:span text:style-name="T32">Le controleur</text:span>:</text:p>
      <text:p text:style-name="P1"/>
      <text:p text:style-name="P6"><text:span text:style-name="T31">Controleur</text:span>:</text:p>
      <text:p text:style-name="P1"/>
      <text:p text:style-name="P10"><text:span text:style-name="T2">affichage</text:span>: <text:span text:style-name="T25">De plus de se qu’elle fessait déjà cette fonction lorsque la forme est posé appelle la méthode </text:span><text:span text:style-name="T4">dessine_forme_suivante</text:span><text:span text:style-name="T25"> de la classe </text:span><text:span text:style-name="T30">VueTetris</text:span><text:span text:style-name="T25"> pour afficher la prochaine forme, puis à la fin elle appelle la méthode </text:span><text:span text:style-name="T4">met_a_jour_score</text:span><text:span text:style-name="T25"> de la classe </text:span><text:span text:style-name="T30">VueTetris</text:span><text:span text:style-name="T25"> avec en paramètre le score du joueur obtenue en appelant l</text:span><text:span text:style-name="T24">a méthode</text:span><text:span text:style-name="T25"> </text:span><text:span text:style-name="T4">get_score</text:span><text:span text:style-name="T25"> de la classe </text:span><text:span text:style-name="T13">ModeleTetris</text:span><text:span text:style-name="T25"> sur la variable </text:span><text:span text:style-name="T4">__tetris</text:span><text:span text:style-name="T25"> de </text:span><text:span text:style-name="T4">self</text:span><text:span text:style-name="T25"> pour mettre à jour le score affich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1T10:15:06.554839368</meta:creation-date>
    <dc:date>2023-03-31T17:49:26.940000000</dc:date>
    <meta:editing-duration>PT1H4M55S</meta:editing-duration>
    <meta:editing-cycles>6</meta:editing-cycles>
    <meta:generator>LibreOffice/7.4.0.3$Windows_X86_64 LibreOffice_project/f85e47c08ddd19c015c0114a68350214f7066f5a</meta:generator>
    <meta:document-statistic meta:table-count="0" meta:image-count="0" meta:object-count="0" meta:page-count="2" meta:paragraph-count="22" meta:word-count="588" meta:character-count="3709" meta:non-whitespace-character-count="3143"/>
  </office:meta>
</office:document-meta>
</file>